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7"/>
    <style:style style:name="ce3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a6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number-columns-repeated="3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x3</text:p>
          </table:table-cell>
          <table:table-cell table:style-name="ce1" office:value-type="string" calcext:value-type="string">
            <text:p>y1</text:p>
          </table:table-cell>
          <table:table-cell table:style-name="ce1" office:value-type="string" calcext:value-type="string">
            <text:p>y2</text:p>
          </table:table-cell>
        </table:table-row>
        <table:table-row table:style-name="ro1">
          <table:table-cell table:formula="of:=ROUND(RAND()*10*[$Config.$B$1])/10+[$Config.$B$2]" office:value-type="float" office:value="7.4" calcext:value-type="float">
            <text:p>7,4</text:p>
          </table:table-cell>
          <table:table-cell table:formula="of:=ROUND(RAND()*10*[$Config.$B$1])/10+[$Config.$B$2]" office:value-type="float" office:value="7.5" calcext:value-type="float">
            <text:p>7,5</text:p>
          </table:table-cell>
          <table:table-cell table:formula="of:=ROUND(RAND()*10*[$Config.$B$1])/10+[$Config.$B$2]" office:value-type="float" office:value="11.7" calcext:value-type="float">
            <text:p>11,7</text:p>
          </table:table-cell>
          <table:table-cell table:formula="of:=ROUND(10*[.A2]*[$Config.$A$6]+[.B2]*[$Config.$B$6]+[.C2]*[$Config.$C$6]+((RAND()*2-1)*[$Config.$B$3]))/10" office:value-type="float" office:value="12.2" calcext:value-type="float">
            <text:p>12,2</text:p>
          </table:table-cell>
          <table:table-cell table:formula="of:=ROUND(10*[.A2]*[$Config.$A$7]+[.B2]*[$Config.$B$7]+[.C2]*[$Config.$C$7]+((RAND()*2-1)*[$Config.$B$3]))/10" office:value-type="float" office:value="32.1" calcext:value-type="float">
            <text:p>32,1</text:p>
          </table:table-cell>
        </table:table-row>
        <table:table-row table:style-name="ro1">
          <table:table-cell table:formula="of:=ROUND(RAND()*10*[$Config.$B$1])/10+[$Config.$B$2]" office:value-type="float" office:value="5.5" calcext:value-type="float">
            <text:p>5,5</text:p>
          </table:table-cell>
          <table:table-cell table:formula="of:=ROUND(RAND()*10*[$Config.$B$1])/10+[$Config.$B$2]" office:value-type="float" office:value="13" calcext:value-type="float">
            <text:p>13,0</text:p>
          </table:table-cell>
          <table:table-cell table:formula="of:=ROUND(RAND()*10*[$Config.$B$1])/10+[$Config.$B$2]" office:value-type="float" office:value="9.6" calcext:value-type="float">
            <text:p>9,6</text:p>
          </table:table-cell>
          <table:table-cell table:formula="of:=[.A3]*[$Config.$A$6]+[.B3]*[$Config.$B$6]+[.C3]*[$Config.$C$6]" office:value-type="float" office:value="60.3" calcext:value-type="float">
            <text:p>60,3</text:p>
          </table:table-cell>
          <table:table-cell table:formula="of:=[.A3]*[$Config.$A$7]+[.B3]*[$Config.$B$7]+[.C3]*[$Config.$C$7]" office:value-type="float" office:value="77.4" calcext:value-type="float">
            <text:p>77,4</text:p>
          </table:table-cell>
        </table:table-row>
        <table:table-row table:style-name="ro1">
          <table:table-cell table:formula="of:=ROUND(RAND()*10*[$Config.$B$1])/10+[$Config.$B$2]" office:value-type="float" office:value="5.2" calcext:value-type="float">
            <text:p>5,2</text:p>
          </table:table-cell>
          <table:table-cell table:formula="of:=ROUND(RAND()*10*[$Config.$B$1])/10+[$Config.$B$2]" office:value-type="float" office:value="10.6" calcext:value-type="float">
            <text:p>10,6</text:p>
          </table:table-cell>
          <table:table-cell table:formula="of:=ROUND(RAND()*10*[$Config.$B$1])/10+[$Config.$B$2]" office:value-type="float" office:value="4.6" calcext:value-type="float">
            <text:p>4,6</text:p>
          </table:table-cell>
          <table:table-cell table:formula="of:=[.A4]*[$Config.$A$6]+[.B4]*[$Config.$B$6]+[.C4]*[$Config.$C$6]" office:value-type="float" office:value="40.2" calcext:value-type="float">
            <text:p>40,2</text:p>
          </table:table-cell>
          <table:table-cell table:formula="of:=[.A4]*[$Config.$A$7]+[.B4]*[$Config.$B$7]+[.C4]*[$Config.$C$7]" office:value-type="float" office:value="69.2" calcext:value-type="float">
            <text:p>69,2</text:p>
          </table:table-cell>
        </table:table-row>
        <table:table-row table:style-name="ro1">
          <table:table-cell table:formula="of:=ROUND(RAND()*10*[$Config.$B$1])/10+[$Config.$B$2]" office:value-type="float" office:value="12.3" calcext:value-type="float">
            <text:p>12,3</text:p>
          </table:table-cell>
          <table:table-cell table:formula="of:=ROUND(RAND()*10*[$Config.$B$1])/10+[$Config.$B$2]" office:value-type="float" office:value="3.2" calcext:value-type="float">
            <text:p>3,2</text:p>
          </table:table-cell>
          <table:table-cell table:formula="of:=ROUND(RAND()*10*[$Config.$B$1])/10+[$Config.$B$2]" office:value-type="float" office:value="7.6" calcext:value-type="float">
            <text:p>7,6</text:p>
          </table:table-cell>
          <table:table-cell table:formula="of:=[.A5]*[$Config.$A$6]+[.B5]*[$Config.$B$6]+[.C5]*[$Config.$C$6]" office:value-type="float" office:value="41.5" calcext:value-type="float">
            <text:p>41,5</text:p>
          </table:table-cell>
          <table:table-cell table:formula="of:=[.A5]*[$Config.$A$7]+[.B5]*[$Config.$B$7]+[.C5]*[$Config.$C$7]" office:value-type="float" office:value="57.6" calcext:value-type="float">
            <text:p>57,6</text:p>
          </table:table-cell>
        </table:table-row>
        <table:table-row table:style-name="ro1">
          <table:table-cell table:formula="of:=ROUND(RAND()*10*[$Config.$B$1])/10+[$Config.$B$2]" office:value-type="float" office:value="12.2" calcext:value-type="float">
            <text:p>12,2</text:p>
          </table:table-cell>
          <table:table-cell table:formula="of:=ROUND(RAND()*10*[$Config.$B$1])/10+[$Config.$B$2]" office:value-type="float" office:value="4.2" calcext:value-type="float">
            <text:p>4,2</text:p>
          </table:table-cell>
          <table:table-cell table:formula="of:=ROUND(RAND()*10*[$Config.$B$1])/10+[$Config.$B$2]" office:value-type="float" office:value="11.4" calcext:value-type="float">
            <text:p>11,4</text:p>
          </table:table-cell>
          <table:table-cell table:formula="of:=[.A6]*[$Config.$A$6]+[.B6]*[$Config.$B$6]+[.C6]*[$Config.$C$6]" office:value-type="float" office:value="54.8" calcext:value-type="float">
            <text:p>54,8</text:p>
          </table:table-cell>
          <table:table-cell table:formula="of:=[.A6]*[$Config.$A$7]+[.B6]*[$Config.$B$7]+[.C6]*[$Config.$C$7]" office:value-type="float" office:value="58.4" calcext:value-type="float">
            <text:p>58,4</text:p>
          </table:table-cell>
        </table:table-row>
        <table:table-row table:style-name="ro1">
          <table:table-cell table:formula="of:=ROUND(RAND()*10*[$Config.$B$1])/10+[$Config.$B$2]" office:value-type="float" office:value="4" calcext:value-type="float">
            <text:p>4,0</text:p>
          </table:table-cell>
          <table:table-cell table:formula="of:=ROUND(RAND()*10*[$Config.$B$1])/10+[$Config.$B$2]" office:value-type="float" office:value="12.2" calcext:value-type="float">
            <text:p>12,2</text:p>
          </table:table-cell>
          <table:table-cell table:formula="of:=ROUND(RAND()*10*[$Config.$B$1])/10+[$Config.$B$2]" office:value-type="float" office:value="8.2" calcext:value-type="float">
            <text:p>8,2</text:p>
          </table:table-cell>
          <table:table-cell table:formula="of:=[.A7]*[$Config.$A$6]+[.B7]*[$Config.$B$6]+[.C7]*[$Config.$C$6]" office:value-type="float" office:value="53" calcext:value-type="float">
            <text:p>53</text:p>
          </table:table-cell>
          <table:table-cell table:formula="of:=[.A7]*[$Config.$A$7]+[.B7]*[$Config.$B$7]+[.C7]*[$Config.$C$7]" office:value-type="float" office:value="68.8" calcext:value-type="float">
            <text:p>68,8</text:p>
          </table:table-cell>
        </table:table-row>
        <table:table-row table:style-name="ro1">
          <table:table-cell table:formula="of:=ROUND(RAND()*10*[$Config.$B$1])/10+[$Config.$B$2]" office:value-type="float" office:value="11.1" calcext:value-type="float">
            <text:p>11,1</text:p>
          </table:table-cell>
          <table:table-cell table:formula="of:=ROUND(RAND()*10*[$Config.$B$1])/10+[$Config.$B$2]" office:value-type="float" office:value="9.6" calcext:value-type="float">
            <text:p>9,6</text:p>
          </table:table-cell>
          <table:table-cell table:formula="of:=ROUND(RAND()*10*[$Config.$B$1])/10+[$Config.$B$2]" office:value-type="float" office:value="12.1" calcext:value-type="float">
            <text:p>12,1</text:p>
          </table:table-cell>
          <table:table-cell table:formula="of:=[.A8]*[$Config.$A$6]+[.B8]*[$Config.$B$6]+[.C8]*[$Config.$C$6]" office:value-type="float" office:value="66.6" calcext:value-type="float">
            <text:p>66,6</text:p>
          </table:table-cell>
          <table:table-cell table:formula="of:=[.A8]*[$Config.$A$7]+[.B8]*[$Config.$B$7]+[.C8]*[$Config.$C$7]" office:value-type="float" office:value="80.3" calcext:value-type="float">
            <text:p>80,3</text:p>
          </table:table-cell>
        </table:table-row>
        <table:table-row table:style-name="ro1">
          <table:table-cell table:formula="of:=ROUND(RAND()*10*[$Config.$B$1])/10+[$Config.$B$2]" office:value-type="float" office:value="7.5" calcext:value-type="float">
            <text:p>7,5</text:p>
          </table:table-cell>
          <table:table-cell table:formula="of:=ROUND(RAND()*10*[$Config.$B$1])/10+[$Config.$B$2]" office:value-type="float" office:value="6.3" calcext:value-type="float">
            <text:p>6,3</text:p>
          </table:table-cell>
          <table:table-cell table:formula="of:=ROUND(RAND()*10*[$Config.$B$1])/10+[$Config.$B$2]" office:value-type="float" office:value="5.2" calcext:value-type="float">
            <text:p>5,2</text:p>
          </table:table-cell>
          <table:table-cell table:formula="of:=[.A9]*[$Config.$A$6]+[.B9]*[$Config.$B$6]+[.C9]*[$Config.$C$6]" office:value-type="float" office:value="35.7" calcext:value-type="float">
            <text:p>35,7</text:p>
          </table:table-cell>
          <table:table-cell table:formula="of:=[.A9]*[$Config.$A$7]+[.B9]*[$Config.$B$7]+[.C9]*[$Config.$C$7]" office:value-type="float" office:value="56.3" calcext:value-type="float">
            <text:p>56,3</text:p>
          </table:table-cell>
        </table:table-row>
        <table:table-row table:style-name="ro1">
          <table:table-cell table:formula="of:=ROUND(RAND()*10*[$Config.$B$1])/10+[$Config.$B$2]" office:value-type="float" office:value="9.7" calcext:value-type="float">
            <text:p>9,7</text:p>
          </table:table-cell>
          <table:table-cell table:formula="of:=ROUND(RAND()*10*[$Config.$B$1])/10+[$Config.$B$2]" office:value-type="float" office:value="9.5" calcext:value-type="float">
            <text:p>9,5</text:p>
          </table:table-cell>
          <table:table-cell table:formula="of:=ROUND(RAND()*10*[$Config.$B$1])/10+[$Config.$B$2]" office:value-type="float" office:value="6.9" calcext:value-type="float">
            <text:p>6,9</text:p>
          </table:table-cell>
          <table:table-cell table:formula="of:=[.A10]*[$Config.$A$6]+[.B10]*[$Config.$B$6]+[.C10]*[$Config.$C$6]" office:value-type="float" office:value="49.4" calcext:value-type="float">
            <text:p>49,4</text:p>
          </table:table-cell>
          <table:table-cell table:formula="of:=[.A10]*[$Config.$A$7]+[.B10]*[$Config.$B$7]+[.C10]*[$Config.$C$7]" office:value-type="float" office:value="79.4" calcext:value-type="float">
            <text:p>79,4</text:p>
          </table:table-cell>
        </table:table-row>
        <table:table-row table:style-name="ro1">
          <table:table-cell table:formula="of:=ROUND(RAND()*10*[$Config.$B$1])/10+[$Config.$B$2]" office:value-type="float" office:value="4.5" calcext:value-type="float">
            <text:p>4,5</text:p>
          </table:table-cell>
          <table:table-cell table:formula="of:=ROUND(RAND()*10*[$Config.$B$1])/10+[$Config.$B$2]" office:value-type="float" office:value="10" calcext:value-type="float">
            <text:p>10,0</text:p>
          </table:table-cell>
          <table:table-cell table:formula="of:=ROUND(RAND()*10*[$Config.$B$1])/10+[$Config.$B$2]" office:value-type="float" office:value="8.4" calcext:value-type="float">
            <text:p>8,4</text:p>
          </table:table-cell>
          <table:table-cell table:formula="of:=[.A11]*[$Config.$A$6]+[.B11]*[$Config.$B$6]+[.C11]*[$Config.$C$6]" office:value-type="float" office:value="49.7" calcext:value-type="float">
            <text:p>49,7</text:p>
          </table:table-cell>
          <table:table-cell table:formula="of:=[.A11]*[$Config.$A$7]+[.B11]*[$Config.$B$7]+[.C11]*[$Config.$C$7]" office:value-type="float" office:value="59.6" calcext:value-type="float">
            <text:p>59,6</text:p>
          </table:table-cell>
        </table:table-row>
        <table:table-row table:style-name="ro1">
          <table:table-cell table:formula="of:=ROUND(RAND()*10*[$Config.$B$1])/10+[$Config.$B$2]" office:value-type="float" office:value="8.2" calcext:value-type="float">
            <text:p>8,2</text:p>
          </table:table-cell>
          <table:table-cell table:formula="of:=ROUND(RAND()*10*[$Config.$B$1])/10+[$Config.$B$2]" office:value-type="float" office:value="9" calcext:value-type="float">
            <text:p>9,0</text:p>
          </table:table-cell>
          <table:table-cell table:formula="of:=ROUND(RAND()*10*[$Config.$B$1])/10+[$Config.$B$2]" office:value-type="float" office:value="10.5" calcext:value-type="float">
            <text:p>10,5</text:p>
          </table:table-cell>
          <table:table-cell table:formula="of:=[.A12]*[$Config.$A$6]+[.B12]*[$Config.$B$6]+[.C12]*[$Config.$C$6]" office:value-type="float" office:value="57.7" calcext:value-type="float">
            <text:p>57,7</text:p>
          </table:table-cell>
          <table:table-cell table:formula="of:=[.A12]*[$Config.$A$7]+[.B12]*[$Config.$B$7]+[.C12]*[$Config.$C$7]" office:value-type="float" office:value="67.3" calcext:value-type="float">
            <text:p>67,3</text:p>
          </table:table-cell>
        </table:table-row>
        <table:table-row table:style-name="ro1">
          <table:table-cell table:formula="of:=ROUND(RAND()*10*[$Config.$B$1])/10+[$Config.$B$2]" office:value-type="float" office:value="3.5" calcext:value-type="float">
            <text:p>3,5</text:p>
          </table:table-cell>
          <table:table-cell table:formula="of:=ROUND(RAND()*10*[$Config.$B$1])/10+[$Config.$B$2]" office:value-type="float" office:value="12.4" calcext:value-type="float">
            <text:p>12,4</text:p>
          </table:table-cell>
          <table:table-cell table:formula="of:=ROUND(RAND()*10*[$Config.$B$1])/10+[$Config.$B$2]" office:value-type="float" office:value="4.3" calcext:value-type="float">
            <text:p>4,3</text:p>
          </table:table-cell>
          <table:table-cell table:formula="of:=[.A13]*[$Config.$A$6]+[.B13]*[$Config.$B$6]+[.C13]*[$Config.$C$6]" office:value-type="float" office:value="41.2" calcext:value-type="float">
            <text:p>41,2</text:p>
          </table:table-cell>
          <table:table-cell table:formula="of:=[.A13]*[$Config.$A$7]+[.B13]*[$Config.$B$7]+[.C13]*[$Config.$C$7]" office:value-type="float" office:value="71.7" calcext:value-type="float">
            <text:p>71,7</text:p>
          </table:table-cell>
        </table:table-row>
        <table:table-row table:style-name="ro1">
          <table:table-cell table:formula="of:=ROUND(RAND()*10*[$Config.$B$1])/10+[$Config.$B$2]" office:value-type="float" office:value="5.3" calcext:value-type="float">
            <text:p>5,3</text:p>
          </table:table-cell>
          <table:table-cell table:formula="of:=ROUND(RAND()*10*[$Config.$B$1])/10+[$Config.$B$2]" office:value-type="float" office:value="9.5" calcext:value-type="float">
            <text:p>9,5</text:p>
          </table:table-cell>
          <table:table-cell table:formula="of:=ROUND(RAND()*10*[$Config.$B$1])/10+[$Config.$B$2]" office:value-type="float" office:value="10.1" calcext:value-type="float">
            <text:p>10,1</text:p>
          </table:table-cell>
          <table:table-cell table:formula="of:=[.A14]*[$Config.$A$6]+[.B14]*[$Config.$B$6]+[.C14]*[$Config.$C$6]" office:value-type="float" office:value="54.6" calcext:value-type="float">
            <text:p>54,6</text:p>
          </table:table-cell>
          <table:table-cell table:formula="of:=[.A14]*[$Config.$A$7]+[.B14]*[$Config.$B$7]+[.C14]*[$Config.$C$7]" office:value-type="float" office:value="58.6" calcext:value-type="float">
            <text:p>58,6</text:p>
          </table:table-cell>
        </table:table-row>
        <table:table-row table:style-name="ro1">
          <table:table-cell table:formula="of:=ROUND(RAND()*10*[$Config.$B$1])/10+[$Config.$B$2]" office:value-type="float" office:value="5.2" calcext:value-type="float">
            <text:p>5,2</text:p>
          </table:table-cell>
          <table:table-cell table:formula="of:=ROUND(RAND()*10*[$Config.$B$1])/10+[$Config.$B$2]" office:value-type="float" office:value="3.3" calcext:value-type="float">
            <text:p>3,3</text:p>
          </table:table-cell>
          <table:table-cell table:formula="of:=ROUND(RAND()*10*[$Config.$B$1])/10+[$Config.$B$2]" office:value-type="float" office:value="6.3" calcext:value-type="float">
            <text:p>6,3</text:p>
          </table:table-cell>
          <table:table-cell table:formula="of:=[.A15]*[$Config.$A$6]+[.B15]*[$Config.$B$6]+[.C15]*[$Config.$C$6]" office:value-type="float" office:value="30.7" calcext:value-type="float">
            <text:p>30,7</text:p>
          </table:table-cell>
          <table:table-cell table:formula="of:=[.A15]*[$Config.$A$7]+[.B15]*[$Config.$B$7]+[.C15]*[$Config.$C$7]" office:value-type="float" office:value="31" calcext:value-type="float">
            <text:p>31</text:p>
          </table:table-cell>
        </table:table-row>
        <table:table-row table:style-name="ro1">
          <table:table-cell table:formula="of:=ROUND(RAND()*10*[$Config.$B$1])/10+[$Config.$B$2]" office:value-type="float" office:value="5.4" calcext:value-type="float">
            <text:p>5,4</text:p>
          </table:table-cell>
          <table:table-cell table:formula="of:=ROUND(RAND()*10*[$Config.$B$1])/10+[$Config.$B$2]" office:value-type="float" office:value="3.4" calcext:value-type="float">
            <text:p>3,4</text:p>
          </table:table-cell>
          <table:table-cell table:formula="of:=ROUND(RAND()*10*[$Config.$B$1])/10+[$Config.$B$2]" office:value-type="float" office:value="8.3" calcext:value-type="float">
            <text:p>8,3</text:p>
          </table:table-cell>
          <table:table-cell table:formula="of:=[.A16]*[$Config.$A$6]+[.B16]*[$Config.$B$6]+[.C16]*[$Config.$C$6]" office:value-type="float" office:value="37.1" calcext:value-type="float">
            <text:p>37,1</text:p>
          </table:table-cell>
          <table:table-cell table:formula="of:=[.A16]*[$Config.$A$7]+[.B16]*[$Config.$B$7]+[.C16]*[$Config.$C$7]" office:value-type="float" office:value="30.3" calcext:value-type="float">
            <text:p>30,3</text:p>
          </table:table-cell>
        </table:table-row>
        <table:table-row table:style-name="ro1">
          <table:table-cell table:formula="of:=ROUND(RAND()*10*[$Config.$B$1])/10+[$Config.$B$2]" office:value-type="float" office:value="8.7" calcext:value-type="float">
            <text:p>8,7</text:p>
          </table:table-cell>
          <table:table-cell table:formula="of:=ROUND(RAND()*10*[$Config.$B$1])/10+[$Config.$B$2]" office:value-type="float" office:value="6.6" calcext:value-type="float">
            <text:p>6,6</text:p>
          </table:table-cell>
          <table:table-cell table:formula="of:=ROUND(RAND()*10*[$Config.$B$1])/10+[$Config.$B$2]" office:value-type="float" office:value="11.2" calcext:value-type="float">
            <text:p>11,2</text:p>
          </table:table-cell>
          <table:table-cell table:formula="of:=[.A17]*[$Config.$A$6]+[.B17]*[$Config.$B$6]+[.C17]*[$Config.$C$6]" office:value-type="float" office:value="55.5" calcext:value-type="float">
            <text:p>55,5</text:p>
          </table:table-cell>
          <table:table-cell table:formula="of:=[.A17]*[$Config.$A$7]+[.B17]*[$Config.$B$7]+[.C17]*[$Config.$C$7]" office:value-type="float" office:value="56.6" calcext:value-type="float">
            <text:p>56,6</text:p>
          </table:table-cell>
        </table:table-row>
        <table:table-row table:style-name="ro1">
          <table:table-cell table:formula="of:=ROUND(RAND()*10*[$Config.$B$1])/10+[$Config.$B$2]" office:value-type="float" office:value="10.7" calcext:value-type="float">
            <text:p>10,7</text:p>
          </table:table-cell>
          <table:table-cell table:formula="of:=ROUND(RAND()*10*[$Config.$B$1])/10+[$Config.$B$2]" office:value-type="float" office:value="4.7" calcext:value-type="float">
            <text:p>4,7</text:p>
          </table:table-cell>
          <table:table-cell table:formula="of:=ROUND(RAND()*10*[$Config.$B$1])/10+[$Config.$B$2]" office:value-type="float" office:value="6" calcext:value-type="float">
            <text:p>6,0</text:p>
          </table:table-cell>
          <table:table-cell table:formula="of:=[.A18]*[$Config.$A$6]+[.B18]*[$Config.$B$6]+[.C18]*[$Config.$C$6]" office:value-type="float" office:value="38.1" calcext:value-type="float">
            <text:p>38,1</text:p>
          </table:table-cell>
          <table:table-cell table:formula="of:=[.A18]*[$Config.$A$7]+[.B18]*[$Config.$B$7]+[.C18]*[$Config.$C$7]" office:value-type="float" office:value="60.3" calcext:value-type="float">
            <text:p>60,3</text:p>
          </table:table-cell>
        </table:table-row>
        <table:table-row table:style-name="ro1">
          <table:table-cell table:formula="of:=ROUND(RAND()*10*[$Config.$B$1])/10+[$Config.$B$2]" office:value-type="float" office:value="8.3" calcext:value-type="float">
            <text:p>8,3</text:p>
          </table:table-cell>
          <table:table-cell table:formula="of:=ROUND(RAND()*10*[$Config.$B$1])/10+[$Config.$B$2]" office:value-type="float" office:value="6.7" calcext:value-type="float">
            <text:p>6,7</text:p>
          </table:table-cell>
          <table:table-cell table:formula="of:=ROUND(RAND()*10*[$Config.$B$1])/10+[$Config.$B$2]" office:value-type="float" office:value="8.7" calcext:value-type="float">
            <text:p>8,7</text:p>
          </table:table-cell>
          <table:table-cell table:formula="of:=[.A19]*[$Config.$A$6]+[.B19]*[$Config.$B$6]+[.C19]*[$Config.$C$6]" office:value-type="float" office:value="47.8" calcext:value-type="float">
            <text:p>47,8</text:p>
          </table:table-cell>
          <table:table-cell table:formula="of:=[.A19]*[$Config.$A$7]+[.B19]*[$Config.$B$7]+[.C19]*[$Config.$C$7]" office:value-type="float" office:value="58" calcext:value-type="float">
            <text:p>58</text:p>
          </table:table-cell>
        </table:table-row>
      </table:table>
      <table:table table:name="Config" table:style-name="ta1">
        <table:table-column table:style-name="co1" table:default-cell-style-name="ce3"/>
        <table:table-column table:style-name="co1" table:default-cell-style-name="ce4"/>
        <table:table-column table:style-name="co1" table:default-cell-style-name="Default"/>
        <table:table-row table:style-name="ro1">
          <table:table-cell office:value-type="string" calcext:value-type="string">
            <text:p>Spannweit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Intercep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Rausche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Matrix</text:p>
          </table:table-cell>
          <table:table-cell table:style-name="ce3" table:number-columns-repeated="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-1" calcext:value-type="float">
            <text:p>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ngelbert Niehaus</meta:initial-creator>
    <meta:creation-date>2025-06-22T07:32:48.792256936</meta:creation-date>
    <dc:date>2025-06-22T07:51:32.225989772</dc:date>
    <dc:creator>Engelbert Niehaus</dc:creator>
    <meta:editing-duration>PT6M51S</meta:editing-duration>
    <meta:editing-cycles>4</meta:editing-cycles>
    <meta:generator>LibreOffice/7.3.7.2$Linux_X86_64 LibreOffice_project/30$Build-2</meta:generator>
    <meta:document-statistic meta:table-count="2" meta:cell-count="108" meta:object-count="0"/>
  </office:meta>
</office:document-meta>
</file>